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20d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20d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20d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20d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20d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20d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20d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20d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20d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20d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20d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20d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20d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20d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20d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20d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20d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atty Gabriela Zea Orteg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Libertador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7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8848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oisés de Jesús  Zea Daza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3321566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9.9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63" meta:non-whitespace-character-count="993"/>
    <meta:template xlink:type="simple" xlink:actuate="onRequest" xlink:title="Normal" xlink:href=""/>
  </office:meta>
</office:document-meta>
</file>